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1">
      <style:paragraph-properties fo:margin-top="0in" fo:margin-bottom="0in" loext:contextual-spacing="false"/>
    </style:style>
    <style:style style:name="P4" style:family="paragraph" style:parent-style-name="Text_20_body" style:list-style-name="L2">
      <style:paragraph-properties fo:margin-top="0in" fo:margin-bottom="0in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850586115" text:style-name="L1">
        <text:list-item>
          <text:p text:style-name="P3">One or two specific goals related to scripting that you want to accomplish by the end of the course </text:p>
        </text:list-item>
        <text:list-item>
          <text:p text:style-name="P3">How this course can contribute to your career goals </text:p>
        </text:list-item>
        <text:list-item>
          <text:p text:style-name="P1">Your excitement, challenges, or apprehensions as you begin this course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 S</meta:initial-creator>
    <meta:creation-date>2018-10-31T21:42:07.788467541</meta:creation-date>
    <dc:date>2018-11-01T01:44:09.857327683</dc:date>
    <dc:creator>E S</dc:creator>
    <meta:editing-duration>PT2H55M16S</meta:editing-duration>
    <meta:editing-cycles>1</meta:editing-cycles>
    <meta:document-statistic meta:table-count="0" meta:image-count="0" meta:object-count="0" meta:page-count="1" meta:paragraph-count="3" meta:word-count="41" meta:character-count="226" meta:non-whitespace-character-count="188"/>
    <meta:generator>LibreOffice/6.0.6.2$Linux_X86_64 LibreOffice_project/00m0$Build-2</meta:generator>
  </office:meta>
</office:document-meta>
</file>